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206.78mm"/>
    </style:style>
    <style:style style:name="co5" style:family="table-column">
      <style:table-column-properties fo:break-before="auto" style:column-width="75.51mm"/>
    </style:style>
    <style:style style:name="ro1" style:family="table-row">
      <style:table-row-properties style:row-height="10mm" fo:break-before="auto" style:use-optimal-row-height="false"/>
    </style:style>
    <style:style style:name="ro6" style:family="table-row">
      <style:table-row-properties style:row-height="18.24mm" fo:break-before="auto" style:use-optimal-row-height="true"/>
    </style:style>
    <style:style style:name="ro7" style:family="table-row">
      <style:table-row-properties style:row-height="13.74mm" fo:break-before="auto" style:use-optimal-row-height="true"/>
    </style:style>
    <style:style style:name="ro4" style:family="table-row">
      <style:table-row-properties style:row-height="40.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8.15mm" fo:break-before="auto" style:use-optimal-row-height="true"/>
    </style:style>
    <style:style style:name="ro9" style:family="table-row">
      <style:table-row-properties style:row-height="13.69mm" fo:break-before="auto" style:use-optimal-row-height="true"/>
    </style:style>
    <style:style style:name="ro10" style:family="table-row">
      <style:table-row-properties style:row-height="1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ext-properties style:text-position="" style:font-name="Liberation Sans" fo:font-size="12pt" style:font-name-asian="Noto Sans CJK SC Regular" style:font-size-asian="12pt" style:font-name-complex="Noto Sans CJK SC Regular" style:font-size-complex="12pt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style:font-name="Liberation Sans" fo:font-size="12pt" style:font-name-asian="Noto Sans CJK SC Regular" style:font-size-asian="12pt" style:font-name-complex="Noto Sans CJK SC Regular" style:font-size-complex="12pt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  <style:text-properties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automatic-find-labels="false"/>
      <table:table table:name="des" table:style-name="ta1">
        <table:table-column table:style-name="co1" table:default-cell-style-name="ce4"/>
        <table:table-column table:style-name="co5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1" table:number-columns-repeated="1018" table:default-cell-style-name="ce4"/>
        <table:table-row table:style-name="ro1">
          <table:table-cell office:value-type="string" calcext:value-type="string">
            <text:p>序号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详细描述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器件型号</text:p>
          </table:table-cell>
          <table:table-cell office:value-type="string" calcext:value-type="string">
            <text:p>备注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温度</text:p>
          </table:table-cell>
          <table:table-cell/>
          <table:table-cell office:value-type="string" calcext:value-type="string">
            <text:p>已完成</text:p>
          </table:table-cell>
          <table:table-cell table:number-columns-repeated="2" office:value-type="string" calcext:value-type="string">
            <text:p>dht1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湿度</text:p>
          </table:table-cell>
          <table:table-cell/>
          <table:table-cell office:value-type="string" calcext:value-type="string">
            <text:p>已完成</text:p>
          </table:table-cell>
          <table:table-cell table:number-columns-repeated="2" office:value-type="string" calcext:value-type="string">
            <text:p>dht1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P显示</text:p>
          </table:table-cell>
          <table:table-cell/>
          <table:table-cell office:value-type="string" calcext:value-type="string">
            <text:p>已完成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日期时间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&lt;time.h&gt; 已完成差一月的修正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0 TFT 显示</text:p>
          </table:table-cell>
          <table:table-cell/>
          <table:table-cell office:value-type="string" calcext:value-type="string">
            <text:p>已完成</text:p>
          </table:table-cell>
          <table:table-cell office:value-type="string" calcext:value-type="string">
            <text:p>ST7796</text:p>
          </table:table-cell>
          <table:table-cell office:value-type="string" calcext:value-type="string">
            <text:p>TFT 4.0 480X320 硬件st7796 驱动ILI9488</text:p>
          </table:table-cell>
          <table:table-cell table:number-columns-repeated="1018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配置WIFI</text:p>
          </table:table-cell>
          <table:table-cell office:value-type="string" calcext:value-type="string">
            <text:p>网页配置wifi</text:p>
          </table:table-cell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Wifimanager; </text:p>
            <text:p>ip：192.168.4.1  </text:p>
            <text:p>Ap name：dragonfly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光照</text:p>
          </table:table-cell>
          <table:table-cell office:value-type="string" calcext:value-type="string">
            <text:p>BH1750</text:p>
          </table:table-cell>
          <table:table-cell office:value-type="string" calcext:value-type="string">
            <text:p>已完成</text:p>
          </table:table-cell>
          <table:table-cell table:style-name="ce5" office:value-type="string" calcext:value-type="string">
            <text:p>BH1750</text:p>
          </table:table-cell>
          <table:table-cell office:value-type="string" calcext:value-type="string">
            <text:p>BH175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心率</text:p>
          </table:table-cell>
          <table:table-cell table:number-columns-repeated="3"/>
          <table:table-cell office:value-type="string" calcext:value-type="string">
            <text:p>怀疑是兼容性问题，esp8266 测试未通过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按钮发声</text:p>
          </table:table-cell>
          <table:table-cell/>
          <table:table-cell office:value-type="string" calcext:value-type="string">
            <text:p>已完成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参考wifimanager 头文件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参数传递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client/httpserver</text:p>
          </table:table-cell>
          <table:table-cell/>
          <table:table-cell office:value-type="string" calcext:value-type="string">
            <text:p>已完成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中文显示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窗格显示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扬声器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三极管加扬声器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网页自动刷新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head 中，"&lt;meta http-equiv="refresh" content="3"&gt;"; 3s刷新一次网页</text:p>
          </table:table-cell>
          <table:table-cell table:number-columns-repeated="1018"/>
        </table:table-row>
        <table:table-row table:style-name="ro9">
          <table:table-cell office:value-type="float" office:value="17" calcext:value-type="float">
            <text:p>17</text:p>
          </table:table-cell>
          <table:table-cell office:value-type="string" calcext:value-type="string">
            <text:p>状态灯</text:p>
          </table:table-cell>
          <table:table-cell office:value-type="string" calcext:value-type="string">
            <text:p>A 通电 1000ms亮一下</text:p>
            <text:p>B wifi已配置  常量</text:p>
          </table:table-cell>
          <table:table-cell office:value-type="string" calcext:value-type="string">
            <text:p>已完成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dns</text:p>
          </table:table-cell>
          <table:table-cell office:value-type="string" calcext:value-type="string">
            <text:p>Wifi Mac地址 + /local</text:p>
          </table:table-cell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mdns 示例</text:p>
          </table:table-cell>
          <table:table-cell table:number-columns-repeated="1018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空气质量</text:p>
          </table:table-cell>
          <table:table-cell office:value-type="string" calcext:value-type="string">
            <text:p>3000 + = 很差</text:p>
            <text:p>1050-3000 = 差</text:p>
            <text:p>300-1050 = 一般</text:p>
            <text:p>150-300 = 好</text:p>
            <text:p>75-150 = 很好</text:p>
            <text:p>0-75 = 非常好</text:p>
          </table:table-cell>
          <table:table-cell office:value-type="string" calcext:value-type="string">
            <text:p>已完成</text:p>
          </table:table-cell>
          <table:table-cell table:style-name="ce5" office:value-type="string" calcext:value-type="string">
            <text:p>GP2Y1014AU</text:p>
          </table:table-cell>
          <table:table-cell office:value-type="string" calcext:value-type="string">
            <text:p>GP2Y1014AU</text:p>
            <text:p><text:a xlink:href="https://item.taobao.com/item.htm?spm=a1z09.2.0.0.6ebe2e8d7NtdYx&amp;id=44147655343&amp;_u=o2km3ff3191" xlink:type="simple">https://item.taobao.com/item.htm?spm=a1z09.2.0.0.6ebe2e8d7NtdYx&amp;id=44147655343&amp;_u=o2km3ff3191</text:a></text:p>
            <text:p><text:span text:style-name="T2">目前单接nodemcu没问题，与TFT一起接，取值大概率失败</text:span>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清除wifi信息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按按钮进行清除wifi信息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气压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已完成</text:p>
          </table:table-cell>
          <table:table-cell table:number-columns-repeated="2" office:value-type="string" calcext:value-type="string">
            <text:p>BMP28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低功耗模式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doorbell 目录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屏幕频闪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TA升级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测试已通过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触摸按钮</text:p>
          </table:table-cell>
          <table:table-cell/>
          <table:table-cell office:value-type="string" calcext:value-type="string">
            <text:p>已完成</text:p>
          </table:table-cell>
          <table:table-cell table:number-columns-repeated="2" office:value-type="string" calcext:value-type="string">
            <text:p>TTP223B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使用 eps8266-01s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可以刷新固件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demcu cp2102 小车（wifi控制）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table:style-name="ce5" office:value-type="string" calcext:value-type="string">
            <text:p>wifi控制 参考 2wd 目录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atherstation 芯片替换</text:p>
          </table:table-cell>
          <table:table-cell table:number-columns-repeated="3"/>
          <table:table-cell office:value-type="string" calcext:value-type="string">
            <text:p>由nodemcu替换为arduino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duino 与 esp8266 组合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duino 使用 nrf24l01</text:p>
          </table:table-cell>
          <table:table-cell table:number-columns-repeated="1022"/>
        </table:table-row>
        <table:table-row table:style-name="ro10">
          <table:table-cell office:value-type="float" office:value="31" calcext:value-type="float">
            <text:p>31</text:p>
          </table:table-cell>
          <table:table-cell office:value-type="string" calcext:value-type="string">
            <text:p>esp8266 使用 arduino ide 的安装步骤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离线安装和在线安装</text:p>
            <text:p><text:a xlink:href="https://arduino-esp8266.readthedocs.io/en/latest/installing.html" xlink:type="simple">https://arduino-esp8266.readthedocs.io/en/latest/installing.html</text:a></text:p>
            <text:p><text:a xlink:href="http://arduino.esp8266.com/Arduino/versions/2.0.0/doc/filesystem.html" xlink:type="simple">http://arduino.esp8266.com/Arduino/versions/2.0.0/doc/filesystem.html</text:a>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duino 小车（ nrf24l01 控制）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超声波</text:p>
          </table:table-cell>
          <table:table-cell office:value-type="string" calcext:value-type="string">
            <text:p>HC-SR04 </text:p>
          </table:table-cell>
          <table:table-cell/>
          <table:table-cell office:value-type="string" calcext:value-type="string">
            <text:p>HC-SR04 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红外通信</text:p>
          </table:table-cell>
          <table:table-cell table:number-columns-repeated="1022"/>
        </table:table-row>
        <table:table-row table:style-name="ro1" table:number-rows-repeated="122">
          <table:table-cell table:number-columns-repeated="1024"/>
        </table:table-row>
        <table:table-row table:style-name="ro5" table:number-rows-repeated="10484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序号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详细描述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器件型号</text:p>
          </table:table-cell>
          <table:table-cell office:value-type="string" calcext:value-type="string">
            <text:p>备注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温度</text:p>
          </table:table-cell>
          <table:table-cell/>
          <table:table-cell office:value-type="string" calcext:value-type="string">
            <text:p>已完成</text:p>
          </table:table-cell>
          <table:table-cell table:number-columns-repeated="2" office:value-type="string" calcext:value-type="string">
            <text:p>dht1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湿度</text:p>
          </table:table-cell>
          <table:table-cell/>
          <table:table-cell office:value-type="string" calcext:value-type="string">
            <text:p>已完成</text:p>
          </table:table-cell>
          <table:table-cell table:number-columns-repeated="2" office:value-type="string" calcext:value-type="string">
            <text:p>dht1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P显示</text:p>
          </table:table-cell>
          <table:table-cell/>
          <table:table-cell office:value-type="string" calcext:value-type="string">
            <text:p>已完成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日期时间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&lt;time.h&gt; 已完成差一月的修正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0 TFT 显示</text:p>
          </table:table-cell>
          <table:table-cell/>
          <table:table-cell office:value-type="string" calcext:value-type="string">
            <text:p>已完成</text:p>
          </table:table-cell>
          <table:table-cell office:value-type="string" calcext:value-type="string">
            <text:p>ST7796</text:p>
          </table:table-cell>
          <table:table-cell office:value-type="string" calcext:value-type="string">
            <text:p>TFT 4.0 480X320 硬件st7796 驱动ILI9488</text:p>
          </table:table-cell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配置WIFI</text:p>
          </table:table-cell>
          <table:table-cell office:value-type="string" calcext:value-type="string">
            <text:p>网页配置wifi</text:p>
          </table:table-cell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Wifimanager; </text:p>
            <text:p>ip：192.168.4.1  </text:p>
            <text:p>Ap name：dragonfly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光照</text:p>
          </table:table-cell>
          <table:table-cell office:value-type="string" calcext:value-type="string">
            <text:p>BH1750</text:p>
          </table:table-cell>
          <table:table-cell office:value-type="string" calcext:value-type="string">
            <text:p>已完成</text:p>
          </table:table-cell>
          <table:table-cell table:style-name="ce2" office:value-type="string" calcext:value-type="string">
            <text:p>BH1750</text:p>
          </table:table-cell>
          <table:table-cell office:value-type="string" calcext:value-type="string">
            <text:p>BH175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心率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按钮发声</text:p>
          </table:table-cell>
          <table:table-cell/>
          <table:table-cell office:value-type="string" calcext:value-type="string">
            <text:p>已完成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参考wifimanager 头文件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参数传递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client/httpserver</text:p>
          </table:table-cell>
          <table:table-cell/>
          <table:table-cell office:value-type="string" calcext:value-type="string">
            <text:p>已完成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中文显示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窗格显示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扬声器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网页自动刷新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head 中，"&lt;meta http-equiv="refresh" content="3"&gt;"; 3s刷新一次网页</text:p>
          </table:table-cell>
          <table:table-cell table:number-columns-repeated="1018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状态灯</text:p>
          </table:table-cell>
          <table:table-cell office:value-type="string" calcext:value-type="string">
            <text:p>A 通电 1000ms亮一下</text:p>
            <text:p>B wifi已配置  常量</text:p>
          </table:table-cell>
          <table:table-cell office:value-type="string" calcext:value-type="string">
            <text:p>已完成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dns</text:p>
          </table:table-cell>
          <table:table-cell office:value-type="string" calcext:value-type="string">
            <text:p>Wifi Mac地址 + /local</text:p>
          </table:table-cell>
          <table:table-cell office:value-type="string" calcext:value-type="string">
            <text:p>挂起</text:p>
          </table:table-cell>
          <table:table-cell/>
          <table:table-cell office:value-type="string" calcext:value-type="string">
            <text:p>电脑 手机 pad 不能访问mdns</text:p>
          </table:table-cell>
          <table:table-cell table:number-columns-repeated="1018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空气质量</text:p>
          </table:table-cell>
          <table:table-cell office:value-type="string" calcext:value-type="string">
            <text:p>3000 + = 很差</text:p>
            <text:p>1050-3000 = 差</text:p>
            <text:p>300-1050 = 一般</text:p>
            <text:p>150-300 = 好</text:p>
            <text:p>75-150 = 很好</text:p>
            <text:p>0-75 = 非常好</text:p>
          </table:table-cell>
          <table:table-cell office:value-type="string" calcext:value-type="string">
            <text:p>已完成</text:p>
          </table:table-cell>
          <table:table-cell table:style-name="ce2" office:value-type="string" calcext:value-type="string">
            <text:p>GP2Y1014AU</text:p>
          </table:table-cell>
          <table:table-cell table:style-name="ce3" office:value-type="string" calcext:value-type="string">
            <text:p>GP2Y1014AU</text:p>
            <text:p><text:a xlink:href="https://item.taobao.com/item.htm?spm=a1z09.2.0.0.6ebe2e8d7NtdYx&amp;id=44147655343&amp;_u=o2km3ff3191" xlink:type="simple">https://item.taobao.com/item.htm?spm=a1z09.2.0.0.6ebe2e8d7NtdYx&amp;id=44147655343&amp;_u=o2km3ff3191</text:a></text:p>
            <text:p><text:span text:style-name="T1">目前单接nodemcu没问题，与TFT一起接，取值大概率失败</text:span>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清除wifi信息</text:p>
          </table:table-cell>
          <table:table-cell table:number-columns-repeated="3"/>
          <table:table-cell office:value-type="string" calcext:value-type="string">
            <text:p>按按钮进行清除wifi信息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气压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已完成</text:p>
          </table:table-cell>
          <table:table-cell table:number-columns-repeated="2" office:value-type="string" calcext:value-type="string">
            <text:p>BMP28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低功耗模式</text:p>
          </table:table-cell>
          <table:table-cell/>
          <table:table-cell office:value-type="string" calcext:value-type="string">
            <text:p>已完成</text:p>
          </table:table-cell>
          <table:table-cell/>
          <table:table-cell office:value-type="string" calcext:value-type="string">
            <text:p>doorbell 目录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屏幕频闪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TA升级</text:p>
          </table:table-cell>
          <table:table-cell/>
          <table:table-cell office:value-type="string" calcext:value-type="string">
            <text:p>已完成</text:p>
          </table:table-cell>
          <table:table-cell table:number-columns-repeated="1020"/>
        </table:table-row>
        <table:table-row table:style-name="ro1" table:number-rows-repeated="132">
          <table:table-cell table:number-columns-repeated="1024"/>
        </table:table-row>
        <table:table-row table:style-name="ro5" table:number-rows-repeated="104841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des.A1:des.F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0000/00/00</text:date>, <text:time style:data-style-name="N2" text:time-value="15:24:57.98143943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9:06:30.853295813</meta:creation-date>
    <dc:date>2019-12-26T15:25:45.402667521</dc:date>
    <meta:editing-duration>PT21H3M33S</meta:editing-duration>
    <meta:editing-cycles>26</meta:editing-cycles>
    <meta:generator>LibreOffice/5.1.6.2$Linux_X86_64 LibreOffice_project/10m0$Build-2</meta:generator>
    <meta:document-statistic meta:table-count="2" meta:cell-count="229" meta:object-count="0"/>
  </office:meta>
</office:document-meta>
</file>